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405905399290004" calcext:value-type="float">
            <text:p>0.405905399290004</text:p>
          </table:table-cell>
          <table:table-cell office:value-type="float" office:value="0.383751612102396" calcext:value-type="float">
            <text:p>0.383751612102396</text:p>
          </table:table-cell>
          <table:table-cell office:value-type="float" office:value="0.379259481995885" calcext:value-type="float">
            <text:p>0.379259481995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426935615277024" calcext:value-type="float">
            <text:p>0.426935615277024</text:p>
          </table:table-cell>
          <table:table-cell office:value-type="float" office:value="0.19448769265964" calcext:value-type="float">
            <text:p>0.19448769265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.597810813763992" calcext:value-type="float">
            <text:p>0.597810813763992</text:p>
          </table:table-cell>
          <table:table-cell table:style-name="ce1" office:value-type="float" office:value="0.64534565351911" calcext:value-type="float">
            <text:p>0.6453456535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" office:value-type="float" office:value="0.696382334985965" calcext:value-type="float">
            <text:p>0.696382334985965</text:p>
          </table:table-cell>
          <table:table-cell office:value-type="float" office:value="0.609113261240842" calcext:value-type="float">
            <text:p>0.609113261240842</text:p>
          </table:table-cell>
          <table:table-cell office:value-type="float" office:value="0.300475260682274" calcext:value-type="float">
            <text:p>0.300475260682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style-name="ce1" office:value-type="float" office:value="0.672926549617608" calcext:value-type="float">
            <text:p>0.672926549617608</text:p>
          </table:table-cell>
          <table:table-cell office:value-type="float" office:value="0.555766393657026" calcext:value-type="float">
            <text:p>0.555766393657026</text:p>
          </table:table-cell>
          <table:table-cell office:value-type="float" office:value="0.604495048658409" calcext:value-type="float">
            <text:p>0.604495048658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table:style-name="ce1" office:value-type="float" office:value="0.723838658572623" calcext:value-type="float">
            <text:p>0.723838658572623</text:p>
          </table:table-cell>
          <table:table-cell office:value-type="float" office:value="0.656783980822996" calcext:value-type="float">
            <text:p>0.656783980822996</text:p>
          </table:table-cell>
          <table:table-cell office:value-type="float" office:value="0.618094851991978" calcext:value-type="float">
            <text:p>0.618094851991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1T18:16:54.066766189</dc:date>
    <meta:editing-duration>PT20S</meta:editing-duration>
    <meta:editing-cycles>1</meta:editing-cycles>
    <meta:generator>LibreOffice/6.0.7.3$Linux_X86_64 LibreOffice_project/00m0$Build-3</meta:generator>
    <meta:document-statistic meta:table-count="1" meta:cell-count="34" meta:object-count="0"/>
  </office:meta>
</office:document-meta>
</file>